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いろはマル Regular" svg:font-family="'いろはマル Regular'"/>
    <style:font-face style:name="Noto Sans CJK JP Bold" svg:font-family="'Noto Sans CJK JP Bold'" style:font-family-generic="swiss"/>
    <style:font-face style:name="Courier New" svg:font-family="'Courier New'" style:font-family-generic="modern" style:font-pitch="fixed"/>
    <style:font-face style:name="IPA Pゴシック" svg:font-family="'IPA Pゴシック'" style:font-family-generic="modern" style:font-pitch="fixed"/>
    <style:font-face style:name="いろはマル Medium" svg:font-family="'いろはマル Medium'" style:font-adornments="標準" style:font-pitch="variable"/>
    <style:font-face style:name="いろはマルみかみ Regular" svg:font-family="'いろはマルみかみ Regular'" style:font-adornments="標準" style:font-pitch="variable"/>
    <style:font-face style:name="Liberation Serif" svg:font-family="'Liberation Serif'" style:font-family-generic="roman" style:font-pitch="variable"/>
    <style:font-face style:name="Noto Sans Mono CJK JP Regular" svg:font-family="'Noto Sans Mono CJK JP Regular'" style:font-adornments="標準" style:font-family-generic="swiss" style:font-pitch="variable"/>
    <style:font-face style:name="Tahoma" svg:font-family="Tahoma" style:font-family-generic="system" style:font-pitch="variable"/>
  </office:font-face-decls>
  <office:automatic-styles>
    <style:style style:name="表1" style:family="table">
      <style:table-properties style:width="8.652cm" fo:break-before="column" table:align="margins" style:shadow="none" style:writing-mode="page"/>
    </style:style>
    <style:style style:name="表1.A" style:family="table-column">
      <style:table-column-properties style:column-width="2.884cm" style:rel-column-width="21845*"/>
    </style:style>
    <style:style style:name="表1.A1" style:family="table-cell">
      <style:table-cell-properties fo:padding="0.097cm" fo:border-left="none" fo:border-right="none" fo:border-top="0.5pt solid #808080" fo:border-bottom="0.5pt solid #808080"/>
    </style:style>
    <style:style style:name="表1.A2" style:family="table-cell">
      <style:table-cell-properties fo:padding="0.097cm" fo:border-left="none" fo:border-right="none" fo:border-top="none" fo:border-bottom="0.5pt solid #808080"/>
    </style:style>
    <style:style style:name="P1" style:family="paragraph" style:parent-style-name="Header">
      <style:text-properties officeooo:rsid="001c3dca" officeooo:paragraph-rsid="001c3dc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dda1"/>
    </style:style>
    <style:style style:name="P4" style:family="paragraph" style:parent-style-name="Text_20_body">
      <style:text-properties officeooo:paragraph-rsid="0020dda1"/>
    </style:style>
    <style:style style:name="P5" style:family="paragraph" style:parent-style-name="Table_20_Contents">
      <style:text-properties officeooo:rsid="00225f53" officeooo:paragraph-rsid="00225f53"/>
    </style:style>
    <style:style style:name="P6" style:family="paragraph" style:parent-style-name="Footer">
      <style:paragraph-properties fo:text-align="center" style:justify-single-word="false"/>
    </style:style>
    <style:style style:name="P7" style:family="paragraph" style:parent-style-name="List_20_Contents" style:list-style-name="リンクスタイル"/>
    <style:style style:name="T1" style:family="text">
      <style:text-properties officeooo:rsid="0020dda1"/>
    </style:style>
    <style:style style:name="fr1" style:family="graphic" style:parent-style-name="Frame">
      <style:graphic-properties style:vertical-pos="top" style:vertical-rel="line"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見出し1</text:h>
      <text:p text:style-name="Text_20_body">彼は背後にひそかな足音を聞いた。それはあまり良い意味を示すものではない。誰がこんな夜更けに、しかもこんな街灯のお粗末な港街の狭い小道で彼をつけて来るというのだ。人生の航路を捻じ曲げ、その獲物と共に立ち去ろうとしている、その丁度今。</text:p>
      <text:h text:style-name="Heading_20_2" text:outline-level="2">見出し2</text:h>
      <text:p text:style-name="P4">彼のこの仕事への恐れを和らげるために、数多い仲間の中に同じ考えを抱き、彼を見守り、待っている者がいるというのか。それとも背後の足音の主は、この街に無数にいる法監視役で、強靭な罰をすぐにも彼の手首にガシャンと下すというのか。彼は足音が止まったことに気が着いた。あわてて辺りを見回す。ふと狭い抜け道に目が止まる。</text:p>
      <text:p text:style-name="P3">彼は素早く右に身を翻し、建物の間に消え去った。その時彼は、もう少しで道の真中に転がっていたごみバケツに躓き転ぶところだった。</text:p>
      <text:h text:style-name="Heading_20_1" text:outline-level="1">見出し<text:span text:style-name="T1">1</text:span></text:h>
      <text:p text:style-name="Text_20_body">彼は暗闇の中で道を確かめようとじっと見つめた。どうやら自分の通ってきた道以外にこの中庭からの出道はないようだ。</text:p>
      <text:h text:style-name="Heading_20_3" text:outline-level="3">見出し3</text:h>
      <text:p text:style-name="Text_20_body">足音はだんだん近づき、彼には角を曲がる黒い人影が見えた。彼の目は夜の闇の中を必死にさまよい、逃げ道を探す。もうすべては終わりなのか。すべての苦労と準備は水の泡だというのか。</text:p>
      <text:list xml:id="list1405427518" text:style-name="リンクスタイル">
        <text:list-item>
          <text:p text:style-name="P7">リストの見出し内容とリンクスタイル： <text:span text:style-name="T1">http://www.example.com</text:span></text:p>
        </text:list-item>
        <text:list-item>
          <text:p text:style-name="P7">リストの見出し内容とリンクスタイル： <text:span text:style-name="T1">http://www.example.com</text:span></text:p>
        </text:list-item>
        <text:list-item>
          <text:p text:style-name="P7">リストの見出し内容とリンクスタイル： <text:span text:style-name="T1">http://www.example.com</text:span></text:p>
        </text:list-item>
      </text:list>
      <text:p text:style-name="P4">突然、彼の横で扉が風に揺らぎ、ほんのわずかにきしむのを聞いた時、彼は背中を壁に押し付け、追跡者に見付けられないことを願った。この扉は望みの綱として投げかけられた、彼のジレンマからの出口なのだろうか。背中を壁にぴったり押し付けたまま、ゆっくりと彼は開いている扉の方へと身を動かして行った。この扉は彼の救いとなるのだろうか。</text:p>
      <text:p text:style-name="P4"/>
      <table:table table:name="表1" table:style-name="表1">
        <table:table-column table:style-name="表1.A" table:number-columns-repeated="3"/>
        <table:table-row>
          <table:table-cell table:style-name="表1.A1" office:value-type="string">
            <text:p text:style-name="Table_20_Heading">aaaa</text:p>
          </table:table-cell>
          <table:table-cell table:style-name="表1.A1" office:value-type="string">
            <text:p text:style-name="Table_20_Heading">aaaa</text:p>
          </table:table-cell>
          <table:table-cell table:style-name="表1.A1" office:value-type="string">
            <text:p text:style-name="Table_20_Heading">aaa</text:p>
          </table:table-cell>
        </table:table-row>
        <table:table-row>
          <table:table-cell table:style-name="表1.A2" office:value-type="string">
            <text:p text:style-name="P5">aaaa</text:p>
          </table:table-cell>
          <table:table-cell table:style-name="表1.A2" office:value-type="string">
            <text:p text:style-name="P5">aaa</text:p>
          </table:table-cell>
          <table:table-cell table:style-name="表1.A2" office:value-type="string">
            <text:p text:style-name="P5">aaa</text:p>
          </table:table-cell>
        </table:table-row>
        <table:table-row>
          <table:table-cell table:style-name="表1.A2" office:value-type="string">
            <text:p text:style-name="P5">aaa</text:p>
          </table:table-cell>
          <table:table-cell table:style-name="表1.A2" office:value-type="string">
            <text:p text:style-name="P5">aaa</text:p>
          </table:table-cell>
          <table:table-cell table:style-name="表1.A2" office:value-type="string">
            <text:p text:style-name="P5">aaa</text:p>
          </table:table-cell>
        </table:table-row>
      </table:table>
      <text:p text:style-name="Standard"><draw:frame draw:style-name="fr1" draw:name="枠1" text:anchor-type="as-char" svg:width="8.652cm" style:rel-width="100%" draw:z-index="0"><draw:text-box fo:min-height="0.499cm"><text:p text:style-name="Frame_20_contents">彼は背後にひそかな足音を聞いた。それはあまり良い意味を示すものではない。誰がこんな夜更けに、しかもこんな街灯のお粗末な港街の狭い小道で彼をつけて来るというのだ。人生の航路を捻じ曲げ、その獲物と共に立ち去ろうとしている、その丁度今。</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いろはマル Regular" svg:font-family="'いろはマル Regular'"/>
    <style:font-face style:name="Noto Sans CJK JP Bold" svg:font-family="'Noto Sans CJK JP Bold'" style:font-family-generic="swiss"/>
    <style:font-face style:name="Courier New" svg:font-family="'Courier New'" style:font-family-generic="modern" style:font-pitch="fixed"/>
    <style:font-face style:name="IPA Pゴシック" svg:font-family="'IPA Pゴシック'" style:font-family-generic="modern" style:font-pitch="fixed"/>
    <style:font-face style:name="いろはマル Medium" svg:font-family="'いろはマル Medium'" style:font-adornments="標準" style:font-pitch="variable"/>
    <style:font-face style:name="いろはマルみかみ Regular" svg:font-family="'いろはマルみかみ Regular'" style:font-adornments="標準" style:font-pitch="variable"/>
    <style:font-face style:name="Liberation Serif" svg:font-family="'Liberation Serif'" style:font-family-generic="roman" style:font-pitch="variable"/>
    <style:font-face style:name="Noto Sans Mono CJK JP Regular" svg:font-family="'Noto Sans Mono CJK JP Regular'" style:font-adornments="標準"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いろはマル Regular" fo:font-size="9pt" fo:language="en" fo:country="US" style:letter-kerning="true" style:font-name-asian="いろはマル Regular" style:font-size-asian="9pt" style:language-asian="ja" style:country-asian="JP"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いろはマル Regular" fo:font-size="9pt" fo:language="en" fo:country="US" style:letter-kerning="true" style:font-name-asian="いろはマル Regular" style:font-size-asian="9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punctuation-wrap="simple" style:vertical-align="baseline" style:writing-mode="pag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JP Bold" fo:font-family="'Noto Sans CJK JP Bold'" style:font-family-generic="swiss" fo:font-size="12pt" fo:font-weight="bold" style:font-name-asian="Noto Sans CJK JP Bold" style:font-family-asian="'Noto Sans CJK JP Bold'" style:font-family-generic-asian="swiss" style:font-size-asian="12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keep-together="auto" fo:text-indent="0.319cm" style:auto-text-indent="false" style:page-number="auto" fo:keep-with-next="auto" style:writing-mode="page"/>
    </style:style>
    <style:style style:name="List" style:family="paragraph" style:parent-style-name="Text_20_body" style:class="list">
      <style:text-properties fo:font-size="9pt" style:font-size-asian="9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italic" style:font-size-asian="9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Index" style:family="paragraph" style:parent-style-name="Standard" style:class="index">
      <style:paragraph-properties text:number-lines="false" text:line-number="0" style:writing-mode="page"/>
      <style:text-properties fo:font-size="8pt" style:font-size-asian="8pt"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style:writing-mode="page"/>
      <style:text-properties fo:font-size="12pt" fo:font-weight="bold" style:font-size-asian="12pt"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9cm" fo:margin-bottom="0cm" loext:contextual-spacing="false" style:writing-mode="page"/>
      <style:text-properties fo:font-size="83%" fo:font-style="normal" fo:font-weight="bold" style:font-size-asian="83%"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cm" loext:contextual-spacing="false" style:writing-mode="page"/>
      <style:text-properties fo:font-size="75%" fo:font-weight="bold" style:font-size-asian="75%"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Noto Sans Mono CJK JP Regular" fo:font-family="'Noto Sans Mono CJK JP Regular'" style:font-style-name="標準" style:font-family-generic="swiss" style:font-pitch="variable" fo:font-size="8pt" style:font-name-asian="Noto Sans Mono CJK JP Regular" style:font-family-asian="'Noto Sans Mono CJK JP Regular'" style:font-style-name-asian="標準" style:font-family-generic-asian="swiss" style:font-pitch-asian="variable" style:font-size-asian="8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page"/>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style:shadow="none" text:number-lines="false" text:line-number="0" style:writing-mode="page"/>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8pt" style:font-size-asian="8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style:writing-mode="page"/>
    </style:style>
    <style:style style:name="Frame_20_contents" style:display-name="Frame contents" style:family="paragraph" style:parent-style-name="Standard" style:class="extra" style:master-page-name="">
      <style:paragraph-properties style:page-number="auto" style:writing-mode="page"/>
      <style:text-properties fo:font-size="8pt" style:font-size-asian="8pt"/>
    </style:style>
    <style:style style:name="Footer_20_right" style:display-name="Footer right" style:family="paragraph" style:parent-style-name="Foot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Footer_20_left" style:display-name="Footer left" style:family="paragraph" style:parent-style-name="Foot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8pt" style:font-size-asian="8pt"/>
    </style:style>
    <style:style style:name="Header_20_right" style:display-name="Header right" style:family="paragraph" style:parent-style-name="Head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Header_20_left" style:display-name="Header left" style:family="paragraph" style:parent-style-name="Head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writing-mode="page"/>
      <style:text-properties fo:font-size="8pt" style:font-size-asian="8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size="8pt" style:font-size-asian="8pt"/>
    </style:style>
    <style:style style:name="List_20_Contents" style:display-name="List Contents" style:family="paragraph" style:parent-style-name="Standard" style:class="html" style:master-page-name="">
      <loext:graphic-properties draw:fill="solid" draw:fill-color="#eeeeee"/>
      <style:paragraph-properties fo:margin-left="1cm" fo:margin-right="0cm" fo:margin-top="0.199cm" fo:margin-bottom="0cm" loext:contextual-spacing="false" fo:line-height="115%" fo:text-indent="0cm" style:auto-text-indent="false" style:page-number="auto" fo:background-color="#eeeeee" fo:padding="0.101cm" fo:border="0.06pt solid #eeeeee" style:writing-mode="page"/>
      <style:text-properties fo:font-size="8pt" style:font-size-asian="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page"/>
      <style:text-properties fo:font-size="80%" fo:font-style="normal" fo:font-weight="bold" style:font-size-asian="80%" style:font-style-asian="normal"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writing-mode="page"/>
      <style:text-properties fo:font-size="14pt" fo:font-weight="bold" style:font-size-asian="14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fo:font-size="10pt" style:font-size-asian="10pt" style:font-size-complex="18pt"/>
    </style:style>
    <style:style style:name="Numbering_20_Symbols" style:display-name="Numbering Symbols" style:family="text"/>
    <style:style style:name="Bullet_20_Symbols" style:display-name="Bullet Symbols" style:family="text">
      <style:text-properties style:font-name="いろはマルみかみ Regular" fo:font-family="'いろはマルみかみ Regular'" style:font-style-name="標準" style:font-pitch="variable" fo:font-size="9pt" style:font-name-asian="いろはマルみかみ Regular" style:font-family-asian="'いろはマルみかみ Regular'" style:font-style-name-asian="標準" style:font-pitch-asian="variable" style:font-size-asian="9pt" style:font-name-complex="StarSymbol1" style:font-family-complex="StarSymbol" style:font-size-complex="9pt"/>
    </style:style>
    <style:style style:name="Emphasis" style:family="text">
      <style:text-properties style:font-name="いろはマル Medium" fo:font-family="'いろはマル Medium'" style:font-style-name="標準" style:font-pitch="variable" fo:font-style="normal" fo:font-weight="normal" style:font-name-asian="いろはマル Medium" style:font-family-asian="'いろはマル Medium'" style:font-style-name-asian="標準" style:font-pitch-asian="variable" style:font-style-asian="normal" style:font-weight-asian="normal" style:font-style-complex="italic"/>
    </style:style>
    <style:style style:name="Strong_20_Emphasis" style:display-name="Strong Emphasis" style:family="text">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bold" style:text-emphasize="dot above"/>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Noto Sans Mono CJK JP Regular" fo:font-family="'Noto Sans Mono CJK JP Regular'" style:font-style-name="標準" style:font-family-generic="swiss" style:font-pitch="variable" fo:font-size="8pt" style:font-name-asian="いろはマル Medium" style:font-family-asian="'いろはマル Medium'" style:font-style-name-asian="標準" style:font-pitch-asian="variable" style:font-size-asian="8pt" style:font-weight-asian="normal"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Noto Sans Mono CJK JP Regular" fo:font-family="'Noto Sans Mono CJK JP Regular'" style:font-style-name="標準" style:font-family-generic="swiss" style:font-pitch="variable" fo:font-size="8pt" style:text-underline-style="none"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parent-style-name="Internet_20_link">
      <style:text-properties style:use-window-font-color="true" fo:language="zxx" fo:country="none" style:text-underline-style="none" style:language-asian="zxx" style:country-asian="none" style:language-complex="zxx" style:country-complex="none"/>
    </style:style>
    <style:style style:name="Page_20_Number" style:display-name="Page Number" style:family="text">
      <style:text-properties fo:font-size="8pt" style:font-size-asian="8pt"/>
    </style:style>
    <style:style style:name="Caption_20_characters" style:display-name="Caption characters" style:family="text">
      <style:text-properties fo:font-size="8pt" style:font-size-asian="8pt"/>
    </style:style>
    <style:style style:name="Line_20_numbering" style:display-name="Line numbering" style:family="text">
      <style:text-properties style:font-name="Noto Sans Mono CJK JP Regular" fo:font-family="'Noto Sans Mono CJK JP Regular'" style:font-style-name="標準" style:font-family-generic="swiss" style:font-pitch="variable" style:font-name-asian="Noto Sans Mono CJK JP Regular" style:font-family-asian="'Noto Sans Mono CJK JP Regular'" style:font-style-name-asian="標準" style:font-family-generic-asian="swiss" style:font-pitch-asian="variable"/>
    </style:style>
    <style:style style:name="Source_20_Text" style:display-name="Source Text" style:family="text">
      <style:text-properties style:font-name="Noto Sans Mono CJK JP Regular" fo:font-family="'Noto Sans Mono CJK JP Regular'" style:font-style-name="標準" style:font-family-generic="swiss" style:font-pitch="variable" style:font-name-asian="Noto Sans Mono CJK JP Regular" style:font-family-asian="'Noto Sans Mono CJK JP Regular'" style:font-style-name-asian="標準" style:font-family-generic-asian="swiss" style:font-pitch-asian="variable" style:font-name-complex="IPA Pゴシック" style:font-family-complex="'IPA Pゴシック'" style:font-family-generic-complex="modern" style:font-pitch-complex="fixed"/>
    </style:style>
    <style:style style:name="Variable" style:family="text">
      <style:text-properties style:font-name="Noto Sans Mono CJK JP Regular" fo:font-family="'Noto Sans Mono CJK JP Regular'" style:font-style-name="標準" style:font-family-generic="swiss" style:font-pitch="variable" fo:font-style="normal" style:font-name-asian="Noto Sans Mono CJK JP Regular" style:font-family-asian="'Noto Sans Mono CJK JP Regular'" style:font-style-name-asian="標準" style:font-family-generic-asian="swiss" style:font-pitch-asian="variable" style:font-style-asian="normal" style:font-style-complex="italic"/>
    </style:style>
    <style:style style:name="Frame" style:family="graphic">
      <style:graphic-properties svg:width="8.652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hadow="none" draw:shadow-opacity="100%" loext:rel-width-rel="paragraph">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リンクスタイル">
      <text:list-level-style-bullet text:level="1" text:style-name="Bullet_20_Symbols" text:bullet-char="●">
        <style:list-level-properties text:list-level-position-and-space-mode="label-alignment">
          <style:list-level-label-alignment text:label-followed-by="space" fo:text-indent="-0.42cm" fo:margin-left="0.4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90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2.54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3.17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3.81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4.44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5.08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5.71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6.98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3dca" officeooo:paragraph-rsid="001c3dc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499cm" fo:margin-right="1.499cm" style:shadow="none" fo:background-color="transparent" style:writing-mode="lr-tb" draw:fill="none" draw:fill-color="#729fcf" style:footnote-max-height="0cm">
        <style:columns fo:column-count="2" fo:column-gap="0.699cm">
          <style:column style:rel-width="32767*" fo:start-indent="0cm" fo:end-indent="0.349cm"/>
          <style:column style:rel-width="32768*" fo:start-indent="0.349cm" fo:end-indent="0cm"/>
        </style:columns>
        <style:footnote-sep style:width="0.018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header>
        <text:p text:style-name="MP1">「パーティー51」姫路緊急上映会＋トークライブ</text:p>
      </style:header>
      <style:footer>
        <text:p text:style-name="MP2"><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1$Linux_X86_64 LibreOffice_project/3b800451b1d0c48045de03b5b3c7bbbac87f20d9</meta:generator>
    <dc:date>2017-01-17T16:56:56.345229114</dc:date>
    <meta:editing-duration>PT36M39S</meta:editing-duration>
    <meta:editing-cycles>14</meta:editing-cycles>
    <meta:document-statistic meta:table-count="1" meta:image-count="0" meta:object-count="0" meta:page-count="1" meta:paragraph-count="26" meta:word-count="855" meta:character-count="943" meta:non-whitespace-character-count="940"/>
  </office:meta>
</office:document-meta>
</file>